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bFileName.getUriWithoutAu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mbFileName.createName( final String path , Fil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mbFileName.appendRootUri( final StringBuffer buffer , boolean add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mbFileName.getSh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Name.ge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Name.SmbFileName( final String scheme , final String hostName , final int port , final String userName , final String password , final String domain , final String share , final String path , final Fil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mbFileName.appendCredentials( StringBuffer buffer , boolean addPasswor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